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965cm" fo:min-width="2.225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2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215cm" fo:min-width="10.225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8.75cm"/>
      <style:paragraph-properties style:writing-mode="lr-tb"/>
    </style:style>
    <style:style style:name="gr4" style:family="graphic" style:parent-style-name="standard">
      <style:graphic-properties svg:stroke-color="#3465a4" draw:fill-color="#ec9ba4" draw:textarea-horizontal-align="justify" draw:textarea-vertical-align="middle" draw:auto-grow-height="false" fo:min-height="7cm" fo:min-width="8.25cm"/>
    </style:style>
    <style:style style:name="gr5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6" style:family="graphic" style:parent-style-name="standard">
      <style:graphic-properties svg:stroke-color="#3465a4" draw:fill-color="#f7d1d5" draw:textarea-horizontal-align="justify" draw:textarea-vertical-align="middle" draw:auto-grow-height="false" fo:min-height="1cm" fo:min-width="1.25cm"/>
      <style:paragraph-properties style:writing-mode="lr-tb"/>
    </style:style>
    <style:style style:name="gr7" style:family="graphic" style:parent-style-name="standard">
      <style:graphic-properties svg:stroke-color="#3465a4" draw:fill-color="#ec9ba4" draw:textarea-horizontal-align="justify" draw:textarea-vertical-align="middle" draw:auto-grow-height="false" fo:min-height="6.5cm" fo:min-width="8.25cm"/>
    </style:style>
    <style:style style:name="gr8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svg:stroke-color="#3465a4" draw:fill-color="#ec9ba4" draw:textarea-horizontal-align="justify" draw:textarea-vertical-align="middle" draw:auto-grow-height="false" fo:min-height="4.5cm" fo:min-width="6cm"/>
    </style:style>
    <style:style style:name="gr11" style:family="graphic" style:parent-style-name="standard">
      <style:graphic-properties svg:stroke-color="#3465a4" draw:fill-color="#ec9ba4" draw:textarea-horizontal-align="justify" draw:textarea-vertical-align="middle" draw:auto-grow-height="false" fo:min-height="5cm" fo:min-width="6.75cm"/>
    </style:style>
    <style:style style:name="gr12" style:family="graphic" style:parent-style-name="standard">
      <style:graphic-properties svg:stroke-color="#3465a4" draw:fill-color="#ec9ba4" draw:textarea-horizontal-align="justify" draw:textarea-vertical-align="middle" draw:auto-grow-height="false" fo:min-height="5.5cm" fo:min-width="6.75cm"/>
    </style:style>
    <style:style style:name="gr13" style:family="graphic" style:parent-style-name="standard">
      <style:graphic-properties svg:stroke-color="#3465a4" draw:fill-color="#ec9ba4" draw:textarea-horizontal-align="justify" draw:textarea-vertical-align="middle" draw:auto-grow-height="false" fo:min-height="5.5cm" fo:min-width="7cm"/>
    </style:style>
    <style:style style:name="gr1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ec9ba4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7d1d5"/>
      <style:paragraph-properties fo:text-align="center" style:writing-mode="lr-tb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imple 1" draw:style-name="gr1" draw:text-style-name="P2" draw:layer="layout" svg:width="2.75cm" svg:height="1.25cm" svg:x="0.5cm" svg:y="0.25cm">
          <text:p text:style-name="P1"><text:span text:style-name="T1">Candy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2" draw:style-name="gr2" draw:text-style-name="P2" draw:layer="layout" svg:width="10.75cm" svg:height="0.5cm" svg:x="3.5cm" svg:y="0.5cm">
          <text:p text:style-name="P1"><text:span text:style-name="T1">H</text:span><text:span text:style-name="T1">O</text:span><text:span text:style-name="T1">M</text:span><text:span text:style-name="T1">E </text:span><text:span text:style-name="T1">AB</text:span><text:span text:style-name="T1">O</text:span><text:span text:style-name="T1">UT </text:span><text:span text:style-name="T1">TI</text:span><text:span text:style-name="T1">CK</text:span><text:span text:style-name="T1">ET</text:span><text:span text:style-name="T1">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4" draw:layer="layout" svg:width="9.5cm" svg:height="9cm" svg:x="0.5cm" svg:y="1cm">
          <draw:text-box>
            <text:p><text:tab/><text:tab/></text:p>
            <text:p/>
            <text:p><text:tab/><text:tab/>museum/of/candy</text:p>
            <text:p text:style-name="P3"><text:tab/><text:tab/>museum/of/candy</text:p>
            <text:p text:style-name="P3"><text:tab/><text:tab/>museum/of/candy</text:p>
            <text:p text:style-name="P3"><text:tab/><text:tab/>museum/of/candy</text:p>
            <text:p text:style-name="P3"><text:tab/><text:tab/>museum/of/candy</text:p>
            <text:p text:style-name="P3"><text:tab/><text:tab/>museum/of/candy</text:p>
            <text:p text:style-name="P3"><text:tab/><text:tab/>museum/of/candy</text:p>
          </draw:text-box>
        </draw:frame>
        <draw:custom-shape draw:style-name="gr4" draw:text-style-name="P5" draw:layer="layout" svg:width="8.75cm" svg:height="7.25cm" svg:x="2.5cm" svg:y="22.2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25cm" svg:height="2.5cm" svg:x="2.75cm" svg:y="18.5cm">
          <draw:text-box>
            <text:p>Info info info info info</text:p>
          </draw:text-box>
        </draw:frame>
        <draw:custom-shape draw:style-name="gr6" draw:text-style-name="P7" draw:layer="layout" svg:width="1.75cm" svg:height="1.25cm" svg:x="14.25cm" svg:y="10cm">
          <text:p text:style-name="P6">Ic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75cm" svg:height="7.25cm" svg:x="11.2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75cm" svg:height="7.25cm" svg:x="2.5cm" svg:y="7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75cm" svg:height="6.75cm" svg:x="11.25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5cm" svg:height="1.25cm" svg:x="14cm" svg:y="9cm">
          <draw:text-box>
            <text:p>Header</text:p>
          </draw:text-box>
        </draw:frame>
        <draw:custom-shape draw:style-name="gr6" draw:text-style-name="P7" draw:layer="layout" svg:width="1.75cm" svg:height="1.25cm" svg:x="14.25cm" svg:y="10.001cm">
          <text:p text:style-name="P6">Icon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5cm" svg:height="1.25cm" svg:x="4.5cm" svg:y="15.75cm">
          <draw:text-box>
            <text:p>Header</text:p>
          </draw:text-box>
        </draw:frame>
        <draw:frame draw:style-name="gr8" draw:text-style-name="P4" draw:layer="layout" svg:width="4.5cm" svg:height="1.25cm" svg:x="4.5cm" svg:y="15.75cm">
          <draw:text-box>
            <text:p>Header</text:p>
          </draw:text-box>
        </draw:frame>
        <draw:frame draw:style-name="gr9" draw:text-style-name="P4" draw:layer="layout" svg:width="4.5cm" svg:height="0.962cm" svg:x="13.75cm" svg:y="23.5cm">
          <draw:text-box>
            <text:p>Header</text:p>
          </draw:text-box>
        </draw:frame>
        <draw:custom-shape draw:style-name="gr6" draw:text-style-name="P7" draw:layer="layout" svg:width="1.75cm" svg:height="1.25cm" svg:x="5cm" svg:y="17cm">
          <text:p text:style-name="P6">Icon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75cm" svg:height="1.25cm" svg:x="15cm" svg:y="24.5cm">
          <text:p text:style-name="P6">Icon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25cm" svg:height="2.5cm" svg:x="12.5cm" svg:y="25.75cm">
          <draw:text-box>
            <text:p>Info info info info info</text:p>
          </draw:text-box>
        </draw:frame>
        <draw:frame draw:style-name="gr5" draw:text-style-name="P4" draw:layer="layout" svg:width="7.25cm" svg:height="2.5cm" svg:x="12cm" svg:y="11.75cm">
          <draw:text-box>
            <text:p>Info info info info info</text:p>
          </draw:text-box>
        </draw:frame>
      </draw:page>
      <draw:page draw:name="page2" draw:style-name="dp1" draw:master-page-name="Default">
        <draw:custom-shape draw:name="Simple 4" draw:style-name="gr1" draw:text-style-name="P2" draw:layer="layout" svg:width="2.75cm" svg:height="1.25cm" svg:x="0.5cm" svg:y="0.25cm">
          <text:p text:style-name="P1"><text:span text:style-name="T1">Candy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0" draw:text-style-name="P5" draw:layer="layout" svg:width="6.5cm" svg:height="4.75cm" svg:x="0cm" svg:y="2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25cm" svg:height="2.5cm" svg:x="0.5cm" svg:y="17.75cm">
          <draw:text-box>
            <text:p>Info info info info info</text:p>
          </draw:text-box>
        </draw:frame>
        <draw:custom-shape draw:style-name="gr11" draw:text-style-name="P5" draw:layer="layout" svg:width="7.25cm" svg:height="5.25cm" svg:x="0.25cm" svg:y="1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7.25cm" svg:height="5.75cm" svg:x="0.25cm" svg:y="10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7.5cm" svg:height="5.75cm" svg:x="0cm" svg:y="1.75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4.5cm" svg:height="1cm" svg:x="1.25cm" svg:y="8cm">
          <draw:text-box>
            <text:p>Header</text:p>
          </draw:text-box>
        </draw:frame>
        <draw:frame draw:style-name="gr8" draw:text-style-name="P4" draw:layer="layout" svg:width="4.5cm" svg:height="1.25cm" svg:x="1.75cm" svg:y="16.5cm">
          <draw:text-box>
            <text:p>Header</text:p>
          </draw:text-box>
        </draw:frame>
        <draw:frame draw:style-name="gr9" draw:text-style-name="P4" draw:layer="layout" svg:width="4.5cm" svg:height="0.962cm" svg:x="1.25cm" svg:y="24.038cm">
          <draw:text-box>
            <text:p>Header</text:p>
          </draw:text-box>
        </draw:frame>
        <draw:frame draw:style-name="gr5" draw:text-style-name="P4" draw:layer="layout" svg:width="7.25cm" svg:height="2.5cm" svg:x="0.25cm" svg:y="24.75cm">
          <draw:text-box>
            <text:p>Info info info info info</text:p>
          </draw:text-box>
        </draw:frame>
        <draw:frame draw:style-name="gr5" draw:text-style-name="P4" draw:layer="layout" svg:width="7.25cm" svg:height="2.5cm" svg:x="0.5cm" svg:y="9cm">
          <draw:text-box>
            <text:p>Info info info info info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3T13:16:54.945850999</meta:creation-date>
    <dc:date>2023-06-23T13:42:08.562115628</dc:date>
    <meta:editing-duration>PT11M54S</meta:editing-duration>
    <meta:editing-cycles>2</meta:editing-cycles>
    <meta:generator>LibreOffice/7.3.7.2$Linux_X86_64 LibreOffice_project/30$Build-2</meta:generator>
    <meta:document-statistic meta:object-count="29"/>
  </office:meta>
</office:document-meta>
</file>